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24723EC6BC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id="id2" draw:layer="layout" svg:width="4.5cm" svg:height="1.285cm" svg:x="8cm" svg:y="1.215cm">
          <text:p text:style-name="P1">Comp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4.5cm" svg:height="1.285cm" svg:x="8cm" svg:y="3.215cm">
          <text:p text:style-name="P1">Ext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4.5cm" svg:height="1.285cm" svg:x="8cm" svg:y="5.5cm">
          <text:p text:style-name="P1">Cmd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10.25cm" svg:y1="3.215cm" svg:x2="10.25cm" svg:y2="2.5cm" draw:start-shape="id1" draw:start-glue-point="0" draw:end-shape="id2">
          <text:p/>
        </draw:connector>
        <draw:connector draw:style-name="gr2" draw:text-style-name="P2" draw:layer="layout" draw:type="lines" svg:x1="10.25cm" svg:y1="5.5cm" svg:x2="10.25cm" svg:y2="4.5cm" draw:start-shape="id3" draw:start-glue-point="0" draw:end-shape="id1">
          <text:p/>
        </draw:connector>
        <draw:frame draw:style-name="gr3" draw:text-style-name="P2" draw:layer="layout" svg:width="17.647cm" svg:height="15.424cm" svg:x="1.853cm" svg:y="8.576cm">
          <draw:image xlink:href="Pictures/100000000000029B0000024723EC6B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-linejoin="bevel" draw:fill="solid" draw:fill-color="#99ccff" draw:fill-gradient-name="Gradient_20_7" draw:fill-hatch-name="Hatch_20_4" draw:fill-image-name="Bitmape_20_5" draw:opacity="90%" draw:fill-image-width="0cm" draw:fill-image-height="0cm" fo:padding-top="0.125cm" fo:padding-bottom="0.125cm" fo:padding-left="0.25cm" fo:padding-right="0.25cm" fo:wrap-option="no-wrap" draw:shadow="visible" draw:shadow-offset-x="0.1cm" draw:shadow-offset-y="0.1cm" draw:shadow-color="#6b4794" draw:shadow-opacity="90%" text:animation="none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80" style:text-outline="false" style:text-line-through-style="none" fo:font-family="Century" style:font-style-name="标准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3-21T19:49:30</meta:creation-date>
    <dc:date>2009-03-21T20:07:32</dc:date>
    <meta:editing-cycles>8</meta:editing-cycles>
    <meta:editing-duration>PT18M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